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c46" officeooo:paragraph-rsid="00010c46"/>
    </style:style>
    <style:style style:name="P2" style:family="paragraph" style:parent-style-name="Standard">
      <style:text-properties officeooo:rsid="00014396" officeooo:paragraph-rsid="00014396"/>
    </style:style>
    <style:style style:name="P3" style:family="paragraph" style:parent-style-name="Standard">
      <style:text-properties officeooo:rsid="00014396" officeooo:paragraph-rsid="00029a69"/>
    </style:style>
    <style:style style:name="T1" style:family="text">
      <style:text-properties officeooo:rsid="00029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 mundo! </text:p>
      <text:p text:style-name="P1"/>
      <text:p text:style-name="P1">Isto é um teste!</text:p>
      <text:p text:style-name="P1"/>
      <text:p text:style-name="P2">Outro teste</text:p>
      <text:p text:style-name="P2"/>
      <text:p text:style-name="P3"><text:span text:style-name="T1">Mais um te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4-02-05T09:11:26</meta:creation-date>
    <dc:date>2014-02-05T09:55:42</dc:date>
    <dc:creator>System User</dc:creator>
    <meta:editing-duration>PT10M29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4" meta:word-count="11" meta:character-count="51" meta:non-whitespace-character-count="43"/>
  </office:meta>
</office:document-meta>
</file>